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ula1" style:family="table">
      <style:table-properties style:width="7.1833in" fo:margin-left="0.1146in" table:align="left"/>
    </style:style>
    <style:style style:name="Taula1.A" style:family="table-column">
      <style:table-column-properties style:column-width="1.0806in"/>
    </style:style>
    <style:style style:name="Taula1.B" style:family="table-column">
      <style:table-column-properties style:column-width="1.6736in"/>
    </style:style>
    <style:style style:name="Taula1.C" style:family="table-column">
      <style:table-column-properties style:column-width="4.4292in"/>
    </style:style>
    <style:style style:name="Taula1.1" style:family="table-row">
      <style:table-row-properties style:min-row-height="0.1736in" style:use-optimal-row-height="false"/>
    </style:style>
    <style:style style:name="Taula1.A1" style:family="table-cell">
      <style:table-cell-properties fo:background-color="#9cc2e4" fo:padding="0in" fo:border-left="2.25pt solid #000000" fo:border-right="0.5pt solid #000000" fo:border-top="2.25pt solid #000000" fo:border-bottom="2.25pt solid #000000" style:writing-mode="lr-tb">
        <style:background-image/>
      </style:table-cell-properties>
    </style:style>
    <style:style style:name="Taula1.B1" style:family="table-cell">
      <style:table-cell-properties fo:background-color="#bcd5ed" fo:padding="0in" fo:border-left="0.5pt solid #000000" fo:border-right="0.5pt solid #000000" fo:border-top="2.25pt solid #000000" fo:border-bottom="0.5pt solid #000000" style:writing-mode="lr-tb">
        <style:background-image/>
      </style:table-cell-properties>
    </style:style>
    <style:style style:name="Taula1.C1" style:family="table-cell">
      <style:table-cell-properties fo:background-color="#ffffff" fo:padding="0in" fo:border-left="0.5pt solid #000000" fo:border-right="2.25pt solid #000000" fo:border-top="2.25pt solid #000000" fo:border-bottom="0.5pt solid #000000" style:writing-mode="lr-tb">
        <style:background-image/>
      </style:table-cell-properties>
    </style:style>
    <style:style style:name="Taula1.2" style:family="table-row">
      <style:table-row-properties style:min-row-height="0.1618in" style:use-optimal-row-height="false"/>
    </style:style>
    <style:style style:name="Taula1.B2" style:family="table-cell">
      <style:table-cell-properties fo:background-color="#bcd5ed" fo:padding="0in" fo:border="0.5pt solid #000000" style:writing-mode="lr-tb">
        <style:background-image/>
      </style:table-cell-properties>
    </style:style>
    <style:style style:name="Taula1.C2" style:family="table-cell">
      <style:table-cell-properties fo:background-color="#ffffff" fo:padding="0in" fo:border-left="0.5pt solid #000000" fo:border-right="2.25pt solid #000000" fo:border-top="0.5pt solid #000000" fo:border-bottom="0.5pt solid #000000" style:writing-mode="lr-tb">
        <style:background-image/>
      </style:table-cell-properties>
    </style:style>
    <style:style style:name="Taula1.B4" style:family="table-cell">
      <style:table-cell-properties fo:background-color="#bcd5ed" fo:padding="0in" fo:border-left="0.5pt solid #000000" fo:border-right="0.5pt solid #000000" fo:border-top="0.5pt solid #000000" fo:border-bottom="2.25pt solid #000000" style:writing-mode="lr-tb">
        <style:background-image/>
      </style:table-cell-properties>
    </style:style>
    <style:style style:name="Taula1.C4" style:family="table-cell">
      <style:table-cell-properties fo:background-color="#ffffff" fo:padding="0in" fo:border-left="0.5pt solid #000000" fo:border-right="2.25pt solid #000000" fo:border-top="0.5pt solid #000000" fo:border-bottom="2.25pt solid #000000" style:writing-mode="lr-tb">
        <style:background-image/>
      </style:table-cell-properties>
    </style:style>
    <style:style style:name="Taula2" style:family="table">
      <style:table-properties style:width="7.1833in" fo:margin-left="0.1146in" table:align="left"/>
    </style:style>
    <style:style style:name="Taula2.A" style:family="table-column">
      <style:table-column-properties style:column-width="1.0806in"/>
    </style:style>
    <style:style style:name="Taula2.B" style:family="table-column">
      <style:table-column-properties style:column-width="1.6736in"/>
    </style:style>
    <style:style style:name="Taula2.C" style:family="table-column">
      <style:table-column-properties style:column-width="4.4292in"/>
    </style:style>
    <style:style style:name="Taula2.1" style:family="table-row">
      <style:table-row-properties style:min-row-height="0.1736in" style:use-optimal-row-height="false"/>
    </style:style>
    <style:style style:name="Taula2.A1" style:family="table-cell">
      <style:table-cell-properties fo:background-color="#9cc2e4" fo:padding="0in" fo:border-left="2.25pt solid #000000" fo:border-right="0.5pt solid #000000" fo:border-top="2.25pt solid #000000" fo:border-bottom="2.25pt solid #000000" style:writing-mode="lr-tb">
        <style:background-image/>
      </style:table-cell-properties>
    </style:style>
    <style:style style:name="Taula2.B1" style:family="table-cell">
      <style:table-cell-properties fo:background-color="#bcd5ed" fo:padding="0in" fo:border-left="0.5pt solid #000000" fo:border-right="0.5pt solid #000000" fo:border-top="2.25pt solid #000000" fo:border-bottom="0.5pt solid #000000" style:writing-mode="lr-tb">
        <style:background-image/>
      </style:table-cell-properties>
    </style:style>
    <style:style style:name="Taula2.C1" style:family="table-cell">
      <style:table-cell-properties fo:background-color="#ffffff" fo:padding="0in" fo:border-left="0.5pt solid #000000" fo:border-right="2.25pt solid #000000" fo:border-top="2.25pt solid #000000" fo:border-bottom="0.5pt solid #000000" style:writing-mode="lr-tb">
        <style:background-image/>
      </style:table-cell-properties>
    </style:style>
    <style:style style:name="Taula2.2" style:family="table-row">
      <style:table-row-properties style:min-row-height="0.1618in" style:use-optimal-row-height="false"/>
    </style:style>
    <style:style style:name="Taula2.B2" style:family="table-cell">
      <style:table-cell-properties fo:background-color="#bcd5ed" fo:padding="0in" fo:border="0.5pt solid #000000" style:writing-mode="lr-tb">
        <style:background-image/>
      </style:table-cell-properties>
    </style:style>
    <style:style style:name="Taula2.C2" style:family="table-cell">
      <style:table-cell-properties fo:background-color="#ffffff" fo:padding="0in" fo:border-left="0.5pt solid #000000" fo:border-right="2.25pt solid #000000" fo:border-top="0.5pt solid #000000" fo:border-bottom="0.5pt solid #000000" style:writing-mode="lr-tb">
        <style:background-image/>
      </style:table-cell-properties>
    </style:style>
    <style:style style:name="Taula2.B4" style:family="table-cell">
      <style:table-cell-properties fo:background-color="#bcd5ed" fo:padding="0in" fo:border-left="0.5pt solid #000000" fo:border-right="0.5pt solid #000000" fo:border-top="0.5pt solid #000000" fo:border-bottom="2.25pt solid #000000" style:writing-mode="lr-tb">
        <style:background-image/>
      </style:table-cell-properties>
    </style:style>
    <style:style style:name="Taula2.C4" style:family="table-cell">
      <style:table-cell-properties fo:background-color="#ffffff" fo:padding="0in" fo:border-left="0.5pt solid #000000" fo:border-right="2.25pt solid #000000" fo:border-top="0.5pt solid #000000" fo:border-bottom="2.25pt solid #000000" style:writing-mode="lr-tb">
        <style:background-image/>
      </style:table-cell-properties>
    </style:style>
    <style:style style:name="Taula3" style:family="table">
      <style:table-properties style:width="7.1819in" fo:margin-left="0.0917in" table:align="left"/>
    </style:style>
    <style:style style:name="Taula3.A" style:family="table-column">
      <style:table-column-properties style:column-width="1.8708in"/>
    </style:style>
    <style:style style:name="Taula3.B" style:family="table-column">
      <style:table-column-properties style:column-width="2.8507in"/>
    </style:style>
    <style:style style:name="Taula3.C" style:family="table-column">
      <style:table-column-properties style:column-width="2.4604in"/>
    </style:style>
    <style:style style:name="Taula3.1" style:family="table-row">
      <style:table-row-properties style:min-row-height="0.3153in" style:use-optimal-row-height="false"/>
    </style:style>
    <style:style style:name="Taula3.A1" style:family="table-cell">
      <style:table-cell-properties fo:background-color="#9cc2e4" fo:padding="0in" fo:border="0.5pt solid #000000" style:writing-mode="lr-tb">
        <style:background-image/>
      </style:table-cell-properties>
    </style:style>
    <style:style style:name="Taula3.B1" style:family="table-cell">
      <style:table-cell-properties fo:background-color="#bcd5ed" fo:padding="0in" fo:border="0.5pt solid #000000" style:writing-mode="lr-tb">
        <style:background-image/>
      </style:table-cell-properties>
    </style:style>
    <style:style style:name="Taula3.C1" style:family="table-cell">
      <style:table-cell-properties fo:background-color="#ffffff" fo:padding="0in" fo:border="0.5pt solid #000000" style:writing-mode="lr-tb">
        <style:background-image/>
      </style:table-cell-properties>
    </style:style>
    <style:style style:name="Taula3.2" style:family="table-row">
      <style:table-row-properties style:min-row-height="0.3146in" style:use-optimal-row-height="false"/>
    </style:style>
    <style:style style:name="Taula3.3" style:family="table-row">
      <style:table-row-properties style:min-row-height="0.2417in" style:use-optimal-row-height="false"/>
    </style:style>
    <style:style style:name="Taula3.4" style:family="table-row">
      <style:table-row-properties style:min-row-height="0.1569in" style:use-optimal-row-height="false"/>
    </style:style>
    <style:style style:name="Taula3.A4" style:family="table-cell">
      <style:table-cell-properties fo:background-color="#deeaf6" fo:padding="0in" fo:border-left="none" fo:border-right="none" fo:border-top="0.5pt solid #000000" fo:border-bottom="0.5pt solid #000000" style:writing-mode="lr-tb">
        <style:background-image/>
      </style:table-cell-properties>
    </style:style>
    <style:style style:name="Taula3.6" style:family="table-row">
      <style:table-row-properties style:min-row-height="0.2507in" style:use-optimal-row-height="false"/>
    </style:style>
    <style:style style:name="Taula3.10" style:family="table-row">
      <style:table-row-properties style:min-row-height="0.234in" style:use-optimal-row-height="false"/>
    </style:style>
    <style:style style:name="Taula3.11" style:family="table-row">
      <style:table-row-properties style:min-row-height="0.1861in" style:use-optimal-row-height="false"/>
    </style:style>
    <style:style style:name="Taula3.14" style:family="table-row">
      <style:table-row-properties style:min-row-height="0.2208in" style:use-optimal-row-height="false"/>
    </style:style>
    <style:style style:name="Taula3.15" style:family="table-row">
      <style:table-row-properties style:min-row-height="0.1576in" style:use-optimal-row-height="false"/>
    </style:style>
    <style:style style:name="P1" style:family="paragraph" style:parent-style-name="Table_20_Paragraph">
      <style:paragraph-properties fo:margin-left="0.1602in" fo:margin-right="0.1417in" fo:margin-top="0.1035in" fo:margin-bottom="0in" style:contextual-spacing="false" fo:text-align="center" style:justify-single-word="false">
        <style:tab-stops/>
      </style:paragraph-properties>
    </style:style>
    <style:style style:name="P2" style:family="paragraph" style:parent-style-name="Table_20_Paragraph">
      <style:paragraph-properties fo:margin-left="0.2909in" fo:margin-right="0.2874in" fo:margin-top="0.039in" fo:margin-bottom="0in" style:contextual-spacing="false" fo:text-align="center" style:justify-single-word="false" fo:text-indent="-0.0016in" style:auto-text-indent="false">
        <style:tab-stops/>
      </style:paragraph-properties>
    </style:style>
    <style:style style:name="P3" style:family="paragraph" style:parent-style-name="Table_20_Paragraph">
      <style:paragraph-properties fo:margin-left="0.1173in" fo:margin-right="0.1134in" fo:text-align="center" style:justify-single-word="false">
        <style:tab-stops/>
      </style:paragraph-properties>
    </style:style>
    <style:style style:name="P4" style:family="paragraph" style:parent-style-name="Table_20_Paragraph">
      <style:paragraph-properties fo:margin-left="0.111in" fo:margin-right="0.1063in" fo:text-align="center" style:justify-single-word="false" fo:text-indent="-0.002in" style:auto-text-indent="false">
        <style:tab-stops/>
      </style:paragraph-properties>
    </style:style>
    <style:style style:name="P5" style:family="paragraph" style:parent-style-name="Text_20_body">
      <style:text-properties fo:font-size="10pt" fo:language="ca" fo:country="ES" style:font-size-asian="10pt"/>
    </style:style>
    <style:style style:name="P6" style:family="paragraph" style:parent-style-name="Text_20_body">
      <style:paragraph-properties fo:margin-top="0.0063in" fo:margin-bottom="0in" style:contextual-spacing="false"/>
      <style:text-properties fo:font-size="12.5pt" fo:language="ca" fo:country="ES" style:font-size-asian="12.5pt"/>
    </style:style>
    <style:style style:name="P7" style:family="paragraph" style:parent-style-name="Table_20_Paragraph">
      <style:paragraph-properties fo:margin-left="0.0866in" fo:line-height="0.1602in">
        <style:tab-stops/>
      </style:paragraph-properties>
    </style:style>
    <style:style style:name="P8" style:family="paragraph" style:parent-style-name="Table_20_Paragraph">
      <style:text-properties style:font-name="Times New Roman" fo:font-size="9pt" fo:language="ca" fo:country="ES" style:font-size-asian="9pt"/>
    </style:style>
    <style:style style:name="P9" style:family="paragraph" style:parent-style-name="Table_20_Paragraph">
      <style:text-properties style:font-name="Times New Roman" fo:font-size="8pt" fo:language="ca" fo:country="ES" style:font-size-asian="8pt"/>
    </style:style>
    <style:style style:name="P10" style:family="paragraph" style:parent-style-name="Table_20_Paragraph">
      <style:paragraph-properties fo:margin-left="0.0866in" fo:line-height="0.148in">
        <style:tab-stops/>
      </style:paragraph-properties>
    </style:style>
    <style:style style:name="P11" style:family="paragraph" style:parent-style-name="Text_20_body">
      <style:paragraph-properties fo:margin-top="0.0035in" fo:margin-bottom="0in" style:contextual-spacing="false"/>
      <style:text-properties fo:font-size="5pt" fo:language="ca" fo:country="ES" style:font-size-asian="5pt"/>
    </style:style>
    <style:style style:name="P12" style:family="paragraph" style:parent-style-name="Table_20_Paragraph">
      <style:paragraph-properties fo:margin-top="0.0016in" fo:margin-bottom="0in" style:contextual-spacing="false"/>
      <style:text-properties fo:font-size="11.5pt" fo:language="ca" fo:country="ES" fo:font-weight="bold" style:font-size-asian="11.5pt" style:font-weight-asian="bold"/>
    </style:style>
    <style:style style:name="P13" style:family="paragraph" style:parent-style-name="Table_20_Paragraph">
      <style:paragraph-properties fo:margin-top="0.0055in" fo:margin-bottom="0in" style:contextual-spacing="false"/>
      <style:text-properties fo:font-size="11.5pt" fo:language="ca" fo:country="ES" fo:font-weight="bold" style:font-size-asian="11.5pt" style:font-weight-asian="bold"/>
    </style:style>
    <style:style style:name="P14" style:family="paragraph" style:parent-style-name="Table_20_Paragraph">
      <style:paragraph-properties fo:margin-top="0.0047in" fo:margin-bottom="0in" style:contextual-spacing="false"/>
      <style:text-properties fo:font-size="11.5pt" fo:language="ca" fo:country="ES" fo:font-weight="bold" style:font-size-asian="11.5pt" style:font-weight-asian="bold"/>
    </style:style>
    <style:style style:name="P15" style:family="paragraph" style:parent-style-name="Table_20_Paragraph">
      <style:paragraph-properties fo:margin-left="0.0882in">
        <style:tab-stops/>
      </style:paragraph-properties>
    </style:style>
    <style:style style:name="P16" style:family="paragraph" style:parent-style-name="Table_20_Paragraph">
      <style:paragraph-properties fo:margin-left="0.261in" fo:margin-top="0.1071in" fo:margin-bottom="0in" style:contextual-spacing="false" fo:text-indent="0.2626in" style:auto-text-indent="false">
        <style:tab-stops/>
      </style:paragraph-properties>
    </style:style>
    <style:style style:name="P17" style:family="paragraph" style:parent-style-name="Table_20_Paragraph">
      <style:paragraph-properties fo:margin-left="0.0717in" fo:margin-top="0.0638in" fo:margin-bottom="0in" style:contextual-spacing="false">
        <style:tab-stops/>
      </style:paragraph-properties>
    </style:style>
    <style:style style:name="P18" style:family="paragraph" style:parent-style-name="Table_20_Paragraph">
      <style:paragraph-properties fo:margin-left="0.0717in" fo:margin-top="0.0654in" fo:margin-bottom="0in" style:contextual-spacing="false">
        <style:tab-stops/>
      </style:paragraph-properties>
    </style:style>
    <style:style style:name="P19" style:family="paragraph" style:parent-style-name="Table_20_Paragraph">
      <style:paragraph-properties fo:margin-left="0.6339in" fo:margin-right="0.3138in" fo:margin-top="0.1075in" fo:margin-bottom="0in" style:contextual-spacing="false" fo:text-indent="-0.3028in" style:auto-text-indent="false">
        <style:tab-stops/>
      </style:paragraph-properties>
    </style:style>
    <style:style style:name="P20" style:family="paragraph" style:parent-style-name="Table_20_Paragraph">
      <style:paragraph-properties fo:margin-left="0.3827in" fo:margin-top="0.1075in" fo:margin-bottom="0in" style:contextual-spacing="false" fo:text-indent="-0.2984in" style:auto-text-indent="false">
        <style:tab-stops/>
      </style:paragraph-properties>
    </style:style>
    <style:style style:name="P21" style:family="paragraph" style:parent-style-name="Table_20_Paragraph">
      <style:paragraph-properties fo:margin-left="0.6799in" fo:margin-top="0.1071in" fo:margin-bottom="0in" style:contextual-spacing="false" fo:text-indent="-0.4654in" style:auto-text-indent="false">
        <style:tab-stops/>
      </style:paragraph-properties>
    </style:style>
    <style:style style:name="P22" style:family="paragraph" style:parent-style-name="Table_20_Paragraph">
      <style:text-properties fo:language="ca" fo:country="ES" fo:font-weight="bold" style:font-weight-asian="bold"/>
    </style:style>
    <style:style style:name="P23" style:family="paragraph" style:parent-style-name="Normal">
      <style:text-properties fo:language="ca" fo:country="ES"/>
    </style:style>
    <style:style style:name="P24" style:family="paragraph" style:parent-style-name="Text_20_body" style:master-page-name="MP0">
      <style:paragraph-properties fo:margin-left="2.1484in" fo:margin-right="2.1075in" fo:margin-top="0.0146in" fo:margin-bottom="0in" style:contextual-spacing="false" fo:text-align="center" style:justify-single-word="false" style:page-number="auto">
        <style:tab-stops/>
      </style:paragraph-properties>
    </style:style>
    <style:style style:name="P25" style:family="paragraph" style:parent-style-name="Text_20_body">
      <style:text-properties fo:font-size="10pt" fo:language="ca" fo:country="ES" style:font-size-asian="10pt"/>
    </style:style>
    <style:style style:name="P26" style:family="paragraph" style:parent-style-name="Table_20_Paragraph">
      <style:text-properties style:font-name="Times New Roman" fo:font-size="10pt" fo:language="ca" fo:country="ES" officeooo:rsid="0004a4de" officeooo:paragraph-rsid="0004a4de" style:font-size-asian="10pt" style:font-size-complex="10pt"/>
    </style:style>
    <style:style style:name="P27" style:family="paragraph" style:parent-style-name="Table_20_Paragraph">
      <style:text-properties style:font-name="Times New Roman" fo:font-size="10pt" fo:language="ca" fo:country="ES" officeooo:rsid="00001e08" officeooo:paragraph-rsid="00001e08" style:font-size-asian="10pt" style:font-size-complex="10pt"/>
    </style:style>
    <style:style style:name="P28" style:family="paragraph" style:parent-style-name="Table_20_Paragraph">
      <style:text-properties style:font-name="Times New Roman" fo:font-size="10pt" fo:language="ca" fo:country="ES" style:font-size-asian="10pt" style:font-size-complex="10pt"/>
    </style:style>
    <style:style style:name="P29" style:family="paragraph" style:parent-style-name="Table_20_Paragraph">
      <style:text-properties style:font-name="Times New Roman" fo:font-size="7pt" fo:language="ca" fo:country="ES" style:font-size-asian="7pt" style:font-size-complex="7pt"/>
    </style:style>
    <style:style style:name="P30" style:family="paragraph" style:parent-style-name="Table_20_Paragraph">
      <style:text-properties style:font-name="Times New Roman" fo:font-size="7pt" fo:language="ca" fo:country="ES" officeooo:rsid="00001e08" officeooo:paragraph-rsid="00001e08" style:font-size-asian="7pt" style:font-size-complex="7pt"/>
    </style:style>
    <style:style style:name="P31" style:family="paragraph" style:parent-style-name="Table_20_Paragraph">
      <style:text-properties style:font-name="Times New Roman" fo:font-size="7pt" fo:language="ca" fo:country="ES" officeooo:rsid="00098251" officeooo:paragraph-rsid="00098251" style:font-size-asian="7pt" style:font-size-complex="7pt"/>
    </style:style>
    <style:style style:name="P32" style:family="paragraph" style:parent-style-name="Table_20_Paragraph">
      <style:text-properties style:font-name="Times New Roman" fo:font-size="7pt" fo:language="ca" fo:country="ES" officeooo:rsid="00025327" style:font-size-asian="7pt" style:font-size-complex="7pt"/>
    </style:style>
    <style:style style:name="P33" style:family="paragraph">
      <loext:graphic-properties draw:fill="solid" draw:fill-color="#deeaf6" draw:opacity="100%"/>
      <style:paragraph-properties style:writing-mode="lr-tb"/>
    </style:style>
    <style:style style:name="T1" style:family="text">
      <style:text-properties fo:color="#181863" loext:opacity="100%" fo:language="ca" fo:country="ES"/>
    </style:style>
    <style:style style:name="T2" style:family="text">
      <style:text-properties fo:color="#181863" loext:opacity="100%" fo:language="ca" fo:country="ES" fo:font-weight="bold" style:font-weight-asian="bold"/>
    </style:style>
    <style:style style:name="T3" style:family="text">
      <style:text-properties fo:color="#181863" loext:opacity="100%" fo:language="ca" fo:country="ES" fo:font-weight="bold" style:font-weight-asian="bold" style:font-weight-complex="bold"/>
    </style:style>
    <style:style style:name="T4" style:family="text">
      <style:text-properties fo:color="#181863" loext:opacity="100%" fo:letter-spacing="-0.0126in" fo:language="ca" fo:country="ES" fo:font-weight="bold" style:font-weight-asian="bold"/>
    </style:style>
    <style:style style:name="T5" style:family="text">
      <style:text-properties fo:color="#181863" loext:opacity="100%" fo:letter-spacing="-0.0201in" fo:language="ca" fo:country="ES" fo:font-weight="bold" style:font-weight-asian="bold"/>
    </style:style>
    <style:style style:name="T6" style:family="text">
      <style:text-properties fo:color="#181863" loext:opacity="100%" fo:letter-spacing="-0.0161in" fo:language="ca" fo:country="ES" fo:font-weight="bold" style:font-weight-asian="bold"/>
    </style:style>
    <style:style style:name="T7" style:family="text">
      <style:text-properties fo:color="#181863" loext:opacity="100%" fo:letter-spacing="-0.0016in" fo:language="ca" fo:country="ES" fo:font-weight="bold" style:font-weight-asian="bold"/>
    </style:style>
    <style:style style:name="T8" style:family="text">
      <style:text-properties fo:color="#001f5f" loext:opacity="100%" fo:language="ca" fo:country="ES" fo:font-weight="bold" style:font-weight-asian="bold"/>
    </style:style>
    <style:style style:name="T9" style:family="text">
      <style:text-properties officeooo:rsid="0004a4de"/>
    </style:style>
    <style:style style:name="T10" style:family="text">
      <style:text-properties officeooo:rsid="00070cad"/>
    </style:style>
    <style:style style:name="gr1" style:family="graphic">
      <style:graphic-properties draw:stroke="none" draw:fill="solid" draw:fill-color="#deeaf6" draw:opacity="100%" fo:min-height="0in" fo:min-width="0in" style:writing-mode="lr-tb" loext:decorative="false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draw:custom-shape text:anchor-type="paragraph" draw:z-index="0" draw:name="Rectangle 2" draw:style-name="gr1" draw:text-style-name="P33" svg:width="8.2677in" svg:height="0.1878in" svg:x="0in" svg:y="0in"><text:p><text:s/></text:p><draw:enhanced-geometry svg:viewBox="0 0 21600 21600" draw:type="non-primitive" draw:enhanced-path="M 0 0 L 21600 0 21600 21600 0 21600 Z N"/></draw:custom-shape><text:span text:style-name="Default_20_Paragraph_20_Font"><text:span text:style-name="T1">PTD. Projecte de Transformació Digital</text:span></text:span></text:p>
      <text:p text:style-name="P5"/>
      <text:p text:style-name="P6"/>
      <table:table table:name="Taula1" table:style-name="Taula1">
        <table:table-column table:style-name="Taula1.A"/>
        <table:table-column table:style-name="Taula1.B"/>
        <table:table-column table:style-name="Taula1.C"/>
        <table:table-row table:style-name="Taula1.1">
          <table:table-cell table:style-name="Taula1.A1" table:number-rows-spanned="4" office:value-type="string">
            <text:p text:style-name="P1"><text:span text:style-name="Default_20_Paragraph_20_Font"><text:span text:style-name="T2">Dades reals del vostre Cicle</text:span></text:span></text:p>
          </table:table-cell>
          <table:table-cell table:style-name="Taula1.B1" office:value-type="string">
            <text:p text:style-name="P7"><text:span text:style-name="Default_20_Paragraph_20_Font"><text:span text:style-name="T2">Família professional</text:span></text:span></text:p>
          </table:table-cell>
          <table:table-cell table:style-name="Taula1.C1" office:value-type="string">
            <text:p text:style-name="P27"><text:s/><text:span text:style-name="T9">Informàtica i comunicacions</text:span></text:p>
          </table:table-cell>
        </table:table-row>
        <table:table-row table:style-name="Taula1.2">
          <table:covered-table-cell table:style-name="Taula1.A1"/>
          <table:table-cell table:style-name="Taula1.B2" office:value-type="string">
            <text:p text:style-name="P10"><text:span text:style-name="Default_20_Paragraph_20_Font"><text:span text:style-name="T3">Cicle formatiu</text:span></text:span></text:p>
          </table:table-cell>
          <table:table-cell table:style-name="Taula1.C2" office:value-type="string">
            <text:p text:style-name="P27"><text:s/>Desenvolupament d’Aplicacions Web (DAW)</text:p>
          </table:table-cell>
        </table:table-row>
        <table:table-row table:style-name="Taula1.2">
          <table:covered-table-cell table:style-name="Taula1.A1"/>
          <table:table-cell table:style-name="Taula1.B2" office:value-type="string">
            <text:p text:style-name="P10"><text:span text:style-name="Default_20_Paragraph_20_Font"><text:span text:style-name="T2">Núm. d'alumnes</text:span></text:span></text:p>
          </table:table-cell>
          <table:table-cell table:style-name="Taula1.C2" office:value-type="string">
            <text:p text:style-name="P26"><text:s/>20</text:p>
          </table:table-cell>
        </table:table-row>
        <table:table-row table:style-name="Taula1.1">
          <table:covered-table-cell table:style-name="Taula1.A1"/>
          <table:table-cell table:style-name="Taula1.B4" office:value-type="string">
            <text:p text:style-name="P7"><text:span text:style-name="Default_20_Paragraph_20_Font"><text:span text:style-name="T2">Població</text:span></text:span></text:p>
          </table:table-cell>
          <table:table-cell table:style-name="Taula1.C4" office:value-type="string">
            <text:p text:style-name="P26"><text:s/>Torelló</text:p>
          </table:table-cell>
        </table:table-row>
      </table:table>
      <text:p text:style-name="P5"/>
      <text:p text:style-name="P1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rows-spanned="4" office:value-type="string">
            <text:p text:style-name="P12"/>
            <text:p text:style-name="P15"><text:span text:style-name="Default_20_Paragraph_20_Font"><text:span text:style-name="T3">Dades ﬁcticis </text:span></text:span><text:span text:style-name="Default_20_Paragraph_20_Font"><text:span text:style-name="T2">de l'empresa</text:span></text:span></text:p>
          </table:table-cell>
          <table:table-cell table:style-name="Taula2.B1" office:value-type="string">
            <text:p text:style-name="P7"><text:span text:style-name="Default_20_Paragraph_20_Font"><text:span text:style-name="T2">Nom de l'empresa</text:span></text:span></text:p>
          </table:table-cell>
          <table:table-cell table:style-name="Taula2.C1" office:value-type="string">
            <text:p text:style-name="P28"><text:s/>CodeVision Labs</text:p>
          </table:table-cell>
        </table:table-row>
        <table:table-row table:style-name="Taula2.2">
          <table:covered-table-cell table:style-name="Taula2.A1"/>
          <table:table-cell table:style-name="Taula2.B2" office:value-type="string">
            <text:p text:style-name="P10"><text:span text:style-name="Default_20_Paragraph_20_Font"><text:span text:style-name="T2">Sector al qual es dedica</text:span></text:span></text:p>
          </table:table-cell>
          <table:table-cell table:style-name="Taula2.C2" office:value-type="string">
            <text:p text:style-name="P28"><text:s/>Desenvolupament de SaaS per a gestió empresarial</text:p>
          </table:table-cell>
        </table:table-row>
        <table:table-row table:style-name="Taula2.2">
          <table:covered-table-cell table:style-name="Taula2.A1"/>
          <table:table-cell table:style-name="Taula2.B2" office:value-type="string">
            <text:p text:style-name="P10"><text:span text:style-name="Default_20_Paragraph_20_Font"><text:span text:style-name="T2">Núm. d'empleats</text:span></text:span></text:p>
          </table:table-cell>
          <table:table-cell table:style-name="Taula2.C2" office:value-type="string">
            <text:p text:style-name="P27"><text:s/>45 (70% desenvolupadors, 30% suport)</text:p>
          </table:table-cell>
        </table:table-row>
        <table:table-row table:style-name="Taula2.1">
          <table:covered-table-cell table:style-name="Taula2.A1"/>
          <table:table-cell table:style-name="Taula2.B4" office:value-type="string">
            <text:p text:style-name="P7"><text:span text:style-name="Default_20_Paragraph_20_Font"><text:span text:style-name="T2">Ubicació</text:span></text:span></text:p>
          </table:table-cell>
          <table:table-cell table:style-name="Taula2.C4" office:value-type="string">
            <text:p text:style-name="P28"><text:s/><text:span text:style-name="T10">Barcelona</text:span></text:p>
          </table:table-cell>
        </table:table-row>
      </table:table>
      <text:p text:style-name="P5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rows-spanned="3" office:value-type="string">
            <text:p text:style-name="P22"/>
            <text:p text:style-name="P16"><text:span text:style-name="Default_20_Paragraph_20_Font"><text:span text:style-name="T8">Estratègia de Transformació Digital</text:span></text:span></text:p>
          </table:table-cell>
          <table:table-cell table:style-name="Taula3.B1" office:value-type="string">
            <text:p text:style-name="P17"><text:span text:style-name="Default_20_Paragraph_20_Font"><text:span text:style-name="T3">Objectius generals</text:span></text:span></text:p>
          </table:table-cell>
          <table:table-cell table:style-name="Taula3.C1" office:value-type="string">
            <text:p text:style-name="P29"><text:s/>- Migrar l’aplicació SaaS actual a una arquitectura de microserveis.</text:p>
            <text:p text:style-name="P29"><text:s/>- Implementar un sistema de recomanació amb IA per a usuaris.</text:p>
            <text:p text:style-name="P29"><text:s/>- Automatitzar el cicle de desplegament amb DevOps.</text:p>
          </table:table-cell>
        </table:table-row>
        <table:table-row table:style-name="Taula3.2">
          <table:covered-table-cell table:style-name="Taula3.A1"/>
          <table:table-cell table:style-name="Taula3.B1" office:value-type="string">
            <text:p text:style-name="P17"><text:span text:style-name="Default_20_Paragraph_20_Font"><text:span text:style-name="T2">Àrees per a la digitalització</text:span></text:span></text:p>
          </table:table-cell>
          <table:table-cell table:style-name="Taula3.C1" office:value-type="string">
            <text:p text:style-name="P30"><text:s/>- Frontend: Redisseny amb React.js i integració de realitat augmentada.</text:p>
            <text:p text:style-name="P30"><text:s/>- Backend: Adopció de Node.js i bases de dades NoSQL (MongoDB).</text:p>
            <text:p text:style-name="P30"><text:s/>- IA: Model de ML per a predicció de necessitats dels clients.</text:p>
          </table:table-cell>
        </table:table-row>
        <table:table-row table:style-name="Taula3.3">
          <table:covered-table-cell table:style-name="Taula3.A1"/>
          <table:table-cell table:style-name="Taula3.B1" office:value-type="string">
            <text:p text:style-name="P18"><text:span text:style-name="Default_20_Paragraph_20_Font"><text:span text:style-name="T2">Visió a llarg termini</text:span></text:span></text:p>
          </table:table-cell>
          <table:table-cell table:style-name="Taula3.C1" office:value-type="string">
            <text:p text:style-name="P29"><text:s/>- Convertir-se en la plataforma SaaS més adaptable del mercat, amb integració d’IA i escalabilitat global.</text:p>
          </table:table-cell>
        </table:table-row>
        <table:table-row table:style-name="Taula3.4">
          <table:table-cell table:style-name="Taula3.A4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Taula3.1">
          <table:table-cell table:style-name="Taula3.A1" table:number-rows-spanned="2" office:value-type="string">
            <text:p text:style-name="P2"><text:span text:style-name="Default_20_Paragraph_20_Font"><text:span text:style-name="T2">Metodologies per determinar àrees</text:span></text:span><text:span text:style-name="Default_20_Paragraph_20_Font"><text:span text:style-name="T4"> </text:span></text:span><text:span text:style-name="Default_20_Paragraph_20_Font"><text:span text:style-name="T2">de digitalització</text:span></text:span></text:p>
          </table:table-cell>
          <table:table-cell table:style-name="Taula3.B1" office:value-type="string">
            <text:p text:style-name="P18"><text:span text:style-name="Default_20_Paragraph_20_Font"><text:span text:style-name="T2">Avaluació interna</text:span></text:span></text:p>
          </table:table-cell>
          <table:table-cell table:style-name="Taula3.C1" office:value-type="string">
            <text:p text:style-name="P29"><text:s/>- Anàlisi de rendiment de l’aplicació actual amb eines com Lighthouse.</text:p>
            <text:p text:style-name="P29"><text:s/>- Enquestes a clients per identificar mancances en funcionalitats.</text:p>
          </table:table-cell>
        </table:table-row>
        <table:table-row table:style-name="Taula3.6">
          <table:covered-table-cell table:style-name="Taula3.A1"/>
          <table:table-cell table:style-name="Taula3.B1" office:value-type="string">
            <text:p text:style-name="P18"><text:span text:style-name="Default_20_Paragraph_20_Font"><text:span text:style-name="T3">Mètodes quantitatius i qualitatius</text:span></text:span></text:p>
          </table:table-cell>
          <table:table-cell table:style-name="Taula3.C1" office:value-type="string">
            <text:p text:style-name="P29"><text:s/>- A/B testing per a noves interfícies d’usuari.</text:p>
            <text:p text:style-name="P29"><text:s/>- Benchmarking amb competidors com Salesforce i HubSpot.</text:p>
          </table:table-cell>
        </table:table-row>
        <table:table-row table:style-name="Taula3.4">
          <table:table-cell table:style-name="Taula3.A4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Taula3.1">
          <table:table-cell table:style-name="Taula3.A1" table:number-rows-spanned="3" office:value-type="string">
            <text:p text:style-name="P13"/>
            <text:p text:style-name="P3"><text:span text:style-name="Default_20_Paragraph_20_Font"><text:span text:style-name="T2">Integració de Tecnologies Habilitadores Digitals (THD)</text:span></text:span></text:p>
          </table:table-cell>
          <table:table-cell table:style-name="Taula3.B1" office:value-type="string">
            <text:p text:style-name="P18"><text:span text:style-name="Default_20_Paragraph_20_Font"><text:span text:style-name="T2">Selecció de tecnologies</text:span></text:span></text:p>
          </table:table-cell>
          <table:table-cell table:style-name="Taula3.C1" office:value-type="string">
            <text:p text:style-name="P29"><text:s/>- Frontend: React.js + Three.js (per a elements 3D).</text:p>
            <text:p text:style-name="P29"><text:s/>- Backend: Node.js + GraphQL (APIs eficients).</text:p>
            <text:p text:style-name="P29"><text:s/>- IA: Python + Scikit-learn per a models predictius.</text:p>
            <text:p text:style-name="P29"><text:s/>- DevOps: Jenkins + Docker + AWS ECS.</text:p>
          </table:table-cell>
        </table:table-row>
        <table:table-row table:style-name="Taula3.1">
          <table:covered-table-cell table:style-name="Taula3.A1"/>
          <table:table-cell table:style-name="Taula3.B1" office:value-type="string">
            <text:p text:style-name="P17"><text:span text:style-name="Default_20_Paragraph_20_Font"><text:span text:style-name="T2">Implementació en l'estructura empresarial</text:span></text:span></text:p>
          </table:table-cell>
          <table:table-cell table:style-name="Taula3.C1" office:value-type="string">
            <text:p text:style-name="P29"><text:s/>- Formació intensiva en React i GraphQL per als desenvolupadors.</text:p>
            <text:p text:style-name="P29"><text:s/>- Creació d’un equip dedicat a IA i anàlisi de dades.</text:p>
          </table:table-cell>
        </table:table-row>
        <table:table-row table:style-name="Taula3.10">
          <table:covered-table-cell table:style-name="Taula3.A1"/>
          <table:table-cell table:style-name="Taula3.B1" office:value-type="string">
            <text:p text:style-name="P17"><text:span text:style-name="Default_20_Paragraph_20_Font"><text:span text:style-name="T2">Interoperabilitat i adaptabilitat</text:span></text:span></text:p>
          </table:table-cell>
          <table:table-cell table:style-name="Taula3.C1" office:value-type="string">
            <text:p text:style-name="P29"><text:s/>- Ús de APIs REST/GraphQL per a integració entre mòduls.</text:p>
            <text:p text:style-name="P29"><text:s/>- Arquitectura basada en contenedors per a escalabilitat.</text:p>
          </table:table-cell>
        </table:table-row>
        <table:table-row table:style-name="Taula3.11">
          <table:table-cell table:style-name="Taula3.A4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Taula3.1">
          <table:table-cell table:style-name="Taula3.A1" table:number-rows-spanned="3" office:value-type="string">
            <text:p text:style-name="P22"/>
            <text:p text:style-name="P19"><text:span text:style-name="Default_20_Paragraph_20_Font"><text:span text:style-name="T2">Anàlisi de riscos de seguretat</text:span></text:span></text:p>
          </table:table-cell>
          <table:table-cell table:style-name="Taula3.B1" office:value-type="string">
            <text:p text:style-name="P18"><text:span text:style-name="Default_20_Paragraph_20_Font"><text:span text:style-name="T3">Identificació de riscos</text:span></text:span></text:p>
          </table:table-cell>
          <table:table-cell table:style-name="Taula3.C1" office:value-type="string">
            <text:p text:style-name="P29"><text:s/>- Atacs DDoS a la plataforma SaaS.</text:p>
            <text:p text:style-name="P29"><text:s/>- Vulnerabilitats en APIs públiques.</text:p>
          </table:table-cell>
        </table:table-row>
        <table:table-row table:style-name="Taula3.1">
          <table:covered-table-cell table:style-name="Taula3.A1"/>
          <table:table-cell table:style-name="Taula3.B1" office:value-type="string">
            <text:p text:style-name="P18"><text:span text:style-name="Default_20_Paragraph_20_Font"><text:span text:style-name="T3">Mecanismes de mitigació</text:span></text:span></text:p>
          </table:table-cell>
          <table:table-cell table:style-name="Taula3.C1" office:value-type="string">
            <text:p text:style-name="P29"><text:s/>- Ús de Cloudflare per a protecció DDoS.</text:p>
            <text:p text:style-name="P29"><text:s/>- Autenticació amb OAuth 2.0 i JWT.</text:p>
          </table:table-cell>
        </table:table-row>
        <table:table-row table:style-name="Taula3.14">
          <table:covered-table-cell table:style-name="Taula3.A1"/>
          <table:table-cell table:style-name="Taula3.B1" office:value-type="string">
            <text:p text:style-name="P17"><text:span text:style-name="Default_20_Paragraph_20_Font"><text:span text:style-name="T2">Auditories i controls regulars</text:span></text:span></text:p>
          </table:table-cell>
          <table:table-cell table:style-name="Taula3.C1" office:value-type="string">
            <text:p text:style-name="P29"><text:s/>- Escaneig mensual amb Nessus per a vulnerabilitats.</text:p>
            <text:p text:style-name="P29"><text:s/>- Revisió de codi mitjançant SonarQube.</text:p>
          </table:table-cell>
        </table:table-row>
        <table:table-row table:style-name="Taula3.15">
          <table:table-cell table:style-name="Taula3.A4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Taula3.1">
          <table:table-cell table:style-name="Taula3.A1" table:number-rows-spanned="3" office:value-type="string">
            <text:p text:style-name="P14"/>
            <text:p text:style-name="P4"><text:span text:style-name="Default_20_Paragraph_20_Font"><text:span text:style-name="T2">Estratègies de</text:span></text:span><text:span text:style-name="Default_20_Paragraph_20_Font"><text:span text:style-name="T5"> </text:span></text:span><text:span text:style-name="Default_20_Paragraph_20_Font"><text:span text:style-name="T2">recopilació, emmagatzematge i</text:span></text:span><text:span text:style-name="Default_20_Paragraph_20_Font"><text:span text:style-name="T6"> </text:span></text:span><text:span text:style-name="Default_20_Paragraph_20_Font"><text:span text:style-name="T2">anàlisi de</text:span></text:span><text:span text:style-name="Default_20_Paragraph_20_Font"><text:span text:style-name="T7"> </text:span></text:span><text:span text:style-name="Default_20_Paragraph_20_Font"><text:span text:style-name="T2">dades</text:span></text:span></text:p>
          </table:table-cell>
          <table:table-cell table:style-name="Taula3.B1" office:value-type="string">
            <text:p text:style-name="P17"><text:span text:style-name="Default_20_Paragraph_20_Font"><text:span text:style-name="T2">Recopilació de dades</text:span></text:span></text:p>
          </table:table-cell>
          <table:table-cell table:style-name="Taula3.C1" office:value-type="string">
            <text:p text:style-name="P29"><text:s/>- Dades d’ús de la plataforma mitjançant Mixpanel.</text:p>
            <text:p text:style-name="P29"><text:s/>- Feedback en temps real amb enquestes integrades.</text:p>
          </table:table-cell>
        </table:table-row>
        <table:table-row table:style-name="Taula3.2">
          <table:covered-table-cell table:style-name="Taula3.A1"/>
          <table:table-cell table:style-name="Taula3.B1" office:value-type="string">
            <text:p text:style-name="P17"><text:span text:style-name="Default_20_Paragraph_20_Font"><text:span text:style-name="T2">Emmagatzematge segur</text:span></text:span></text:p>
          </table:table-cell>
          <table:table-cell table:style-name="Taula3.C1" office:value-type="string">
            <text:p text:style-name="P29"><text:s/>- Bases de dades MongoDB xifrades amb TLS/SSL.</text:p>
            <text:p text:style-name="P29"><text:s/>- Backups diaris a AWS S3 amb redundància.</text:p>
          </table:table-cell>
        </table:table-row>
        <table:table-row table:style-name="Taula3.1">
          <table:covered-table-cell table:style-name="Taula3.A1"/>
          <table:table-cell table:style-name="Taula3.B1" office:value-type="string">
            <text:p text:style-name="P18"><text:span text:style-name="Default_20_Paragraph_20_Font"><text:span text:style-name="T2">Anàlisi i ús de dades</text:span></text:span></text:p>
          </table:table-cell>
          <table:table-cell table:style-name="Taula3.C1" office:value-type="string">
            <text:p text:style-name="P29"><text:s/>- Anàlisi predictiu per a retenció de clients amb Python.</text:p>
            <text:p text:style-name="P29"><text:s/>- Taulers de control en Tableau per a presa de decisions.</text:p>
          </table:table-cell>
        </table:table-row>
        <table:table-row table:style-name="Taula3.4">
          <table:table-cell table:style-name="Taula3.A4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Taula3.1">
          <table:table-cell table:style-name="Taula3.A1" table:number-rows-spanned="3" office:value-type="string">
            <text:p text:style-name="P22"/>
            <text:p text:style-name="P20"><text:span text:style-name="Default_20_Paragraph_20_Font"><text:span text:style-name="T2">Documentació i registre de canvis estratègics</text:span></text:span></text:p>
          </table:table-cell>
          <table:table-cell table:style-name="Taula3.B1" office:value-type="string">
            <text:p text:style-name="P18"><text:span text:style-name="Default_20_Paragraph_20_Font"><text:span text:style-name="T2">Procés de documentació</text:span></text:span></text:p>
          </table:table-cell>
          <table:table-cell table:style-name="Taula3.C1" office:value-type="string">
            <text:p text:style-name="P29"><text:s/>- Documentació tècnica amb Swagger per a APIs.</text:p>
            <text:p text:style-name="P29"><text:s/>- Manuals d’usuari interactius amb MkDocs.</text:p>
          </table:table-cell>
        </table:table-row>
        <table:table-row table:style-name="Taula3.1">
          <table:covered-table-cell table:style-name="Taula3.A1"/>
          <table:table-cell table:style-name="Taula3.B1" office:value-type="string">
            <text:p text:style-name="P18"><text:span text:style-name="Default_20_Paragraph_20_Font"><text:span text:style-name="T2">Registre d'actualitzacions</text:span></text:span></text:p>
          </table:table-cell>
          <table:table-cell table:style-name="Taula3.C1" office:value-type="string">
            <text:p text:style-name="P29"><text:s/>- Registre de versions a GitHub amb tags semàntics (ex: v1.2.0).</text:p>
          </table:table-cell>
        </table:table-row>
        <table:table-row table:style-name="Taula3.2">
          <table:covered-table-cell table:style-name="Taula3.A1"/>
          <table:table-cell table:style-name="Taula3.B1" office:value-type="string">
            <text:p text:style-name="P17"><text:span text:style-name="Default_20_Paragraph_20_Font"><text:span text:style-name="T2">Comunicació amb els equips</text:span></text:span></text:p>
          </table:table-cell>
          <table:table-cell table:style-name="Taula3.C1" office:value-type="string">
            <text:p text:style-name="P29"><text:s/>- Reunions diàries amb metodologia Scrum.</text:p>
            <text:p text:style-name="P29"><text:s/>- Ús de Slack per a comunicació en temps real.</text:p>
          </table:table-cell>
        </table:table-row>
        <table:table-row table:style-name="Taula3.15">
          <table:table-cell table:style-name="Taula3.A4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Taula3.1">
          <table:table-cell table:style-name="Taula3.A1" table:number-rows-spanned="3" office:value-type="string">
            <text:p text:style-name="P22"/>
            <text:p text:style-name="P21"><text:span text:style-name="Default_20_Paragraph_20_Font"><text:span text:style-name="T2">Idoneïtat dels recursos humans</text:span></text:span></text:p>
          </table:table-cell>
          <table:table-cell table:style-name="Taula3.B1" office:value-type="string">
            <text:p text:style-name="P17"><text:span text:style-name="Default_20_Paragraph_20_Font"><text:span text:style-name="T2">Avaluació de competències digitals</text:span></text:span></text:p>
          </table:table-cell>
          <table:table-cell table:style-name="Taula3.C1" office:value-type="string">
            <text:p text:style-name="P31"><text:s/>- 50% dels desenvolupadors necessiten formació en IA i DevOps.</text:p>
          </table:table-cell>
        </table:table-row>
        <table:table-row table:style-name="Taula3.2">
          <table:covered-table-cell table:style-name="Taula3.A1"/>
          <table:table-cell table:style-name="Taula3.B1" office:value-type="string">
            <text:p text:style-name="P17"><text:span text:style-name="Default_20_Paragraph_20_Font"><text:span text:style-name="T2">Formació i capacitació</text:span></text:span></text:p>
          </table:table-cell>
          <table:table-cell table:style-name="Taula3.C1" office:value-type="string">
            <text:p text:style-name="P29"><text:s/>- Cursos certificats en AWS i TensorFlow.</text:p>
            <text:p text:style-name="P29"><text:s/>- Workshop setmanals sobre bones pràctiques de codi.</text:p>
          </table:table-cell>
        </table:table-row>
        <table:table-row table:style-name="Taula3.1">
          <table:covered-table-cell table:style-name="Taula3.A1"/>
          <table:table-cell table:style-name="Taula3.B1" office:value-type="string">
            <text:p text:style-name="P18"><text:span text:style-name="Default_20_Paragraph_20_Font"><text:span text:style-name="T3">Gestió del canvi</text:span></text:span></text:p>
          </table:table-cell>
          <table:table-cell table:style-name="Taula3.C1" office:value-type="string">
            <text:p text:style-name="P32"><text:s/>- Programa de mentoria entre empleats nous i veterans.</text:p>
            <text:p text:style-name="P32"><text:s/>- Incentius per a certificacions en tecnologies clau.</text:p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28in" svg:stroke-color="#385d8a" svg:stroke-linecap="butt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0%" fo:text-align="start" style:text-autospace="none" style:line-break="strict" loext:tab-stop-distance="0in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none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Normal" style:class="text">
      <style:paragraph-properties fo:hyphenation-ladder-count="no-limit"/>
      <style:text-properties fo:font-size="14pt" fo:font-weight="bold" style:font-size-asian="14pt" style:font-weight-asian="bold" style:font-size-complex="14pt" style:font-weight-complex="bold"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Normal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able_20_Paragraph" style:display-name="Table Paragraph" style:family="paragraph" style:parent-style-name="Normal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9in" fo:page-height="11.6945in" style:num-format="1" style:print-orientation="portrait" fo:margin-top="0.472in" fo:margin-bottom="0.1945in" fo:margin-left="0.4165in" fo:margin-right="0.458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2.1$Windows_X86_64 LibreOffice_project/56f7684011345957bbf33a7ee678afaf4d2ba333</meta:generator>
    <dc:title>Plantilla per al Projecte de Transformació Digital (PTD)</dc:title>
    <dc:subject>Curs. Digitalització aplicada als sectors productius (FP Grau Superior)</dc:subject>
    <meta:creation-date>2025-04-10T09:01:59.020000000</meta:creation-date>
    <meta:editing-cycles>18</meta:editing-cycles>
    <meta:editing-duration>PT18M48S</meta:editing-duration>
    <dc:date>2025-05-15T12:34:28.546000000</dc:date>
    <meta:document-statistic meta:table-count="3" meta:image-count="0" meta:object-count="0" meta:page-count="1" meta:paragraph-count="87" meta:word-count="524" meta:character-count="3425" meta:non-whitespace-character-count="2939"/>
    <meta:user-defined meta:name="Created" meta:value-type="date">2024-09-22T00:00:00Z</meta:user-defined>
    <meta:user-defined meta:name="Creator">Nitro PDF Pro 14 (14.3.1.193)</meta:user-defined>
    <meta:user-defined meta:name="LastSaved" meta:value-type="date">2024-11-11T00:00:00Z</meta:user-defined>
    <meta:template xlink:type="simple" xlink:actuate="onRequest" xlink:title="" xlink:href="../../../proger/Downloads/Plantilla-PTD-GS.odt/Normal"/>
  </office:meta>
</office:document-meta>
</file>